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19.419cm" fo:min-width="21.09cm"/>
    </style:style>
    <style:style style:name="gr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8.588cm" fo:min-width="9.797cm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2.132cm"/>
    </style:style>
    <style:style style:name="gr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8.588cm" fo:min-width="7.449cm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55cm" fo:min-width="0.578cm" fo:padding-top="0.151cm" fo:padding-bottom="0.151cm" fo:padding-left="0.276cm" fo:padding-right="0.27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53cm" fo:min-width="0.578cm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56cm" fo:min-width="0.577cm" fo:padding-top="0.151cm" fo:padding-bottom="0.151cm" fo:padding-left="0.276cm" fo:padding-right="0.27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4cm" fo:min-width="0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854cm" fo:min-width="0.578cm" fo:padding-top="0.151cm" fo:padding-bottom="0.151cm" fo:padding-left="0.276cm" fo:padding-right="0.27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89cm" fo:min-width="3.179cm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2.132cm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9cm" fo:min-width="3.179cm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1.232cm"/>
    </style:style>
    <style:style style:name="gr1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1.63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1.703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89cm" fo:min-width="3.178cm" fo:padding-top="0.151cm" fo:padding-bottom="0.151cm" fo:padding-left="0.276cm" fo:padding-right="0.27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1.13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1.202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9cm" fo:min-width="3.619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solid" draw:fill-color="#ffffff" draw:textarea-horizontal-align="justify" draw:textarea-vertical-align="middle" draw:auto-grow-height="false" fo:min-height="0.489cm" fo:min-width="3.732cm" fo:padding-top="0.151cm" fo:padding-bottom="0.151cm" fo:padding-left="0.276cm" fo:padding-right="0.27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3.94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2.4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0.60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3.53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3.31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59cm" fo:min-width="3.316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.62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7cm" fo:min-width="2.91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5pt"/>
    </style:style>
    <style:style style:name="P4" style:family="paragraph">
      <loext:graphic-properties draw:fill="none"/>
      <style:paragraph-properties fo:text-align="center"/>
      <style:text-properties fo:font-size="15pt"/>
    </style:style>
    <style:style style:name="P5" style:family="paragraph">
      <loext:graphic-properties draw:fill="none" draw:fill-color="#ffffff"/>
      <style:text-properties fo:font-size="15pt" style:font-size-asian="26pt" style:font-size-complex="26pt"/>
    </style:style>
    <style:style style:name="P6" style:family="paragraph">
      <loext:graphic-properties draw:fill="none" draw:fill-color="#ffffff"/>
      <style:text-properties fo:font-size="15pt" style:font-size-asian="18pt" style:font-size-complex="18pt"/>
    </style:style>
    <style:style style:name="P7" style:family="paragraph">
      <loext:graphic-properties draw:fill="solid" draw:fill-color="#ffffff"/>
      <style:paragraph-properties fo:text-align="center"/>
      <style:text-properties fo:font-size="15pt"/>
    </style:style>
    <style:style style:name="T1" style:family="text">
      <style:text-properties fo:font-size="15pt"/>
    </style:style>
    <style:style style:name="T2" style:family="text">
      <style:text-properties fo:font-size="15pt" style:font-size-asian="26pt" style:font-size-complex="26pt"/>
    </style:style>
    <style:style style:name="T3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19.669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0.349cm" svg:height="8.89cm" svg:x="5.486cm" svg:y="10.398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6.606cm" svg:height="1.427cm" svg:x="9.296cm" svg:y="10.501cm">
          <draw:text-box>
            <text:p><text:span text:style-name="T1">MonitorSynchronization</text:span></text:p>
          </draw:text-box>
        </draw:frame>
        <draw:custom-shape draw:style-name="gr4" draw:text-style-name="P2" draw:layer="layout" svg:width="8.001cm" svg:height="8.89cm" svg:x="5.537cm" svg:y="0.746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596cm" svg:height="1.635cm" svg:x="6.427cm" svg:y="1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0.669cm" svg:height="0.962cm" svg:x="6.927cm" svg:y="2.374cm">
          <draw:text-box>
            <text:p><text:span text:style-name="T2">e</text:span></text:p>
          </draw:text-box>
        </draw:frame>
        <draw:custom-shape draw:style-name="gr7" draw:text-style-name="P4" draw:layer="layout" svg:width="1.596cm" svg:height="1.633cm" svg:x="6.428cm" svg:y="4.5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5" draw:layer="layout" svg:width="1.596cm" svg:height="0.962cm" svg:x="6.526cm" svg:y="5.109cm">
          <draw:text-box>
            <text:p><text:span text:style-name="T2">MK</text:span></text:p>
          </draw:text-box>
        </draw:frame>
        <draw:custom-shape draw:style-name="gr8" draw:text-style-name="P4" draw:layer="layout" svg:width="1.597cm" svg:height="1.636cm" svg:x="6.436cm" svg:y="7.30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5" draw:layer="layout" svg:width="0.669cm" svg:height="0.964cm" svg:x="6.857cm" svg:y="7.771cm">
          <draw:text-box>
            <text:p><text:span text:style-name="T2">d</text:span></text:p>
          </draw:text-box>
        </draw:frame>
        <draw:custom-shape draw:style-name="gr10" draw:text-style-name="P4" draw:layer="layout" svg:width="1.596cm" svg:height="1.634cm" svg:x="7.908cm" svg:y="13.7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1" draw:text-style-name="P6" draw:layer="layout" svg:width="1.772cm" svg:height="0.839cm" svg:x="7.856cm" svg:y="14.239cm">
          <draw:text-box>
            <text:p><text:span text:style-name="T3">F1=0</text:span></text:p>
          </draw:text-box>
        </draw:frame>
        <draw:custom-shape draw:style-name="gr5" draw:text-style-name="P4" draw:layer="layout" svg:width="1.596cm" svg:height="1.635cm" svg:x="7.909cm" svg:y="15.5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4" draw:layer="layout" svg:width="1.596cm" svg:height="1.635cm" svg:x="7.909cm" svg:y="17.2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7" draw:layer="layout" svg:width="3.731cm" svg:height="0.791cm" svg:x="11.626cm" svg:y="1.9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3" draw:layer="layout" svg:width="2.632cm" svg:height="0.839cm" svg:x="12.273cm" svg:y="2.105cm">
          <draw:text-box>
            <text:p><text:span text:style-name="T1">UpdateE</text:span></text:p>
          </draw:text-box>
        </draw:frame>
        <draw:custom-shape draw:style-name="gr14" draw:text-style-name="P7" draw:layer="layout" svg:width="3.731cm" svg:height="0.792cm" svg:x="11.626cm" svg:y="2.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5" draw:text-style-name="P3" draw:layer="layout" svg:width="1.732cm" svg:height="0.839cm" svg:x="12.273cm" svg:y="2.983cm">
          <draw:text-box>
            <text:p><text:span text:style-name="T1">GetE</text:span></text:p>
          </draw:text-box>
        </draw:frame>
        <draw:line draw:style-name="gr16" draw:text-style-name="P4" draw:layer="layout" svg:x1="11.627cm" svg:y1="2.334cm" svg:x2="7.896cm" svg:y2="2.334cm">
          <text:p/>
        </draw:line>
        <draw:line draw:style-name="gr16" draw:text-style-name="P4" draw:layer="layout" svg:x1="11.627cm" svg:y1="3.238cm" svg:x2="8.009cm" svg:y2="2.899cm">
          <text:p/>
        </draw:line>
        <draw:custom-shape draw:style-name="gr12" draw:text-style-name="P7" draw:layer="layout" svg:width="3.731cm" svg:height="0.791cm" svg:x="11.626cm" svg:y="4.66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" draw:text-style-name="P3" draw:layer="layout" svg:width="2.139cm" svg:height="0.839cm" svg:x="12.273cm" svg:y="4.774cm">
          <draw:text-box>
            <text:p><text:span text:style-name="T1">SetMK</text:span></text:p>
          </draw:text-box>
        </draw:frame>
        <draw:custom-shape draw:style-name="gr12" draw:text-style-name="P7" draw:layer="layout" svg:width="3.731cm" svg:height="0.791cm" svg:x="11.626cm" svg:y="5.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3" draw:layer="layout" svg:width="2.203cm" svg:height="0.839cm" svg:x="12.273cm" svg:y="5.653cm">
          <draw:text-box>
            <text:p><text:span text:style-name="T1">GetMK</text:span></text:p>
          </draw:text-box>
        </draw:frame>
        <draw:line draw:style-name="gr16" draw:text-style-name="P4" draw:layer="layout" svg:x1="11.627cm" svg:y1="4.942cm" svg:x2="7.896cm" svg:y2="4.942cm">
          <text:p/>
        </draw:line>
        <draw:line draw:style-name="gr16" draw:text-style-name="P4" draw:layer="layout" svg:x1="11.627cm" svg:y1="5.847cm" svg:x2="7.896cm" svg:y2="5.508cm">
          <text:p/>
        </draw:line>
        <draw:custom-shape draw:style-name="gr19" draw:text-style-name="P7" draw:layer="layout" svg:width="3.73cm" svg:height="0.791cm" svg:x="11.638cm" svg:y="7.5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3" draw:layer="layout" svg:width="1.922cm" svg:height="1.427cm" svg:x="12.284cm" svg:y="7.631cm">
          <draw:text-box>
            <text:p><text:span text:style-name="T1">SetD</text:span></text:p>
          </draw:text-box>
        </draw:frame>
        <draw:custom-shape draw:style-name="gr19" draw:text-style-name="P7" draw:layer="layout" svg:width="3.73cm" svg:height="0.791cm" svg:x="11.638cm" svg:y="8.3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3" draw:layer="layout" svg:width="2.176cm" svg:height="1.427cm" svg:x="12.284cm" svg:y="8.51cm">
          <draw:text-box>
            <text:p><text:span text:style-name="T1">G</text:span><text:span text:style-name="T1">e</text:span><text:span text:style-name="T1">t</text:span><text:span text:style-name="T1">D</text:span></text:p>
          </draw:text-box>
        </draw:frame>
        <draw:line draw:style-name="gr16" draw:text-style-name="P4" draw:layer="layout" svg:x1="11.638cm" svg:y1="7.799cm" svg:x2="7.907cm" svg:y2="7.799cm">
          <text:p/>
        </draw:line>
        <draw:line draw:style-name="gr16" draw:text-style-name="P4" draw:layer="layout" svg:x1="11.638cm" svg:y1="8.703cm" svg:x2="7.907cm" svg:y2="8.364cm">
          <text:p/>
        </draw:line>
        <draw:custom-shape draw:style-name="gr22" draw:text-style-name="P7" draw:layer="layout" svg:width="4.171cm" svg:height="0.792cm" svg:x="13.12cm" svg:y="14.3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3" draw:layer="layout" svg:width="4.296cm" svg:height="0.839cm" svg:x="13.108cm" svg:y="14.465cm">
          <draw:text-box>
            <text:p><text:span text:style-name="T1">SignalInputEn</text:span><text:span text:style-name="T1">d</text:span></text:p>
          </draw:text-box>
        </draw:frame>
        <draw:custom-shape draw:style-name="gr23" draw:text-style-name="P7" draw:layer="layout" svg:width="4.284cm" svg:height="0.791cm" svg:x="13.12cm" svg:y="15.8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3" draw:layer="layout" svg:width="4.445cm" svg:height="0.839cm" svg:x="13.054cm" svg:y="15.948cm">
          <draw:text-box>
            <text:p><text:span text:style-name="T1">Si</text:span><text:span text:style-name="T1">gn</text:span><text:span text:style-name="T1">al</text:span><text:span text:style-name="T1">C</text:span><text:span text:style-name="T1">al</text:span><text:span text:style-name="T1">c1</text:span><text:span text:style-name="T1">E</text:span><text:span text:style-name="T1">nd</text:span></text:p>
          </draw:text-box>
        </draw:frame>
        <draw:line draw:style-name="gr16" draw:text-style-name="P4" draw:layer="layout" svg:x1="13.106cm" svg:y1="14.613cm" svg:x2="9.402cm" svg:y2="14.578cm">
          <text:p/>
        </draw:line>
        <draw:line draw:style-name="gr16" draw:text-style-name="P4" draw:layer="layout" svg:x1="13.106cm" svg:y1="16.264cm" svg:x2="9.491cm" svg:y2="16.209cm">
          <text:p/>
        </draw:line>
        <draw:custom-shape draw:style-name="gr23" draw:text-style-name="P7" draw:layer="layout" svg:width="4.284cm" svg:height="0.791cm" svg:x="13.121cm" svg:y="17.69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3" draw:layer="layout" svg:width="4.445cm" svg:height="0.839cm" svg:x="13.055cm" svg:y="17.806cm">
          <draw:text-box>
            <text:p><text:span text:style-name="T1">Sig</text:span><text:span text:style-name="T1">nal</text:span><text:span text:style-name="T1">Cal</text:span><text:span text:style-name="T1">c2</text:span><text:span text:style-name="T1">En</text:span><text:span text:style-name="T1">d</text:span></text:p>
          </draw:text-box>
        </draw:frame>
        <draw:line draw:style-name="gr16" draw:text-style-name="P4" draw:layer="layout" svg:x1="13.106cm" svg:y1="18.042cm" svg:x2="9.492cm" svg:y2="18.067cm">
          <text:p/>
        </draw:line>
        <draw:frame draw:style-name="gr11" draw:text-style-name="P6" draw:layer="layout" svg:width="1.772cm" svg:height="0.839cm" svg:x="7.857cm" svg:y="17.71cm">
          <draw:text-box>
            <text:p><text:span text:style-name="T3">F3=0</text:span></text:p>
          </draw:text-box>
        </draw:frame>
        <draw:frame draw:style-name="gr11" draw:text-style-name="P6" draw:layer="layout" svg:width="1.772cm" svg:height="0.839cm" svg:x="7.857cm" svg:y="16.019cm">
          <draw:text-box>
            <text:p><text:span text:style-name="T3">F2=0</text:span></text:p>
          </draw:text-box>
        </draw:frame>
        <draw:frame draw:style-name="gr25" draw:text-style-name="P3" draw:layer="layout" svg:width="2.9cm" svg:height="0.839cm" svg:x="10.193cm" svg:y="13.972cm">
          <draw:text-box>
            <text:p><text:span text:style-name="T1">F1:=F1+1</text:span></text:p>
          </draw:text-box>
        </draw:frame>
        <draw:frame draw:style-name="gr25" draw:text-style-name="P3" draw:layer="layout" svg:width="2.9cm" svg:height="0.839cm" svg:x="10.193cm" svg:y="17.443cm">
          <draw:text-box>
            <text:p><text:span text:style-name="T1">F3:=F3+1</text:span></text:p>
          </draw:text-box>
        </draw:frame>
        <draw:frame draw:style-name="gr25" draw:text-style-name="P3" draw:layer="layout" svg:width="2.9cm" svg:height="0.839cm" svg:x="10.193cm" svg:y="15.574cm">
          <draw:text-box>
            <text:p><text:span text:style-name="T1">F2:=F2+1</text:span></text:p>
          </draw:text-box>
        </draw:frame>
        <draw:line draw:style-name="gr16" draw:text-style-name="P4" draw:layer="layout" svg:x1="19.541cm" svg:y1="5.074cm" svg:x2="15.387cm" svg:y2="5.102cm">
          <text:p/>
        </draw:line>
        <draw:frame draw:style-name="gr26" draw:text-style-name="P3" draw:layer="layout" svg:width="1.46cm" svg:height="1.309cm" svg:x="15.698cm" svg:y="4.392cm">
          <draw:text-box>
            <text:p><text:span text:style-name="T1">T2</text:span></text:p>
          </draw:text-box>
        </draw:frame>
        <draw:line draw:style-name="gr16" draw:text-style-name="P4" draw:layer="layout" svg:x1="21.174cm" svg:y1="8.893cm" svg:x2="15.387cm" svg:y2="8.862cm">
          <text:p/>
        </draw:line>
        <draw:frame draw:style-name="gr27" draw:text-style-name="P3" draw:layer="layout" svg:width="5.714cm" svg:height="0.839cm" svg:x="15.698cm" svg:y="8.152cm">
          <draw:text-box>
            <text:p><text:span text:style-name="T1">T1, T2, T3, T4</text:span></text:p>
          </draw:text-box>
        </draw:frame>
        <draw:line draw:style-name="gr16" draw:text-style-name="P4" draw:layer="layout" svg:x1="19.541cm" svg:y1="7.844cm" svg:x2="15.387cm" svg:y2="7.872cm">
          <text:p/>
        </draw:line>
        <draw:frame draw:style-name="gr26" draw:text-style-name="P3" draw:layer="layout" svg:width="1.333cm" svg:height="1.309cm" svg:x="15.698cm" svg:y="7.162cm">
          <draw:text-box>
            <text:p><text:span text:style-name="T1">T3</text:span></text:p>
          </draw:text-box>
        </draw:frame>
        <draw:line draw:style-name="gr16" draw:text-style-name="P4" draw:layer="layout" svg:x1="20.962cm" svg:y1="18.082cm" svg:x2="17.403cm" svg:y2="18.07cm">
          <text:p/>
        </draw:line>
        <draw:line draw:style-name="gr16" draw:text-style-name="P4" draw:layer="layout" svg:x1="20.726cm" svg:y1="16.264cm" svg:x2="17.403cm" svg:y2="16.289cm">
          <text:p/>
        </draw:line>
        <draw:line draw:style-name="gr16" draw:text-style-name="P4" draw:layer="layout" svg:x1="20.599cm" svg:y1="14.74cm" svg:x2="17.314cm" svg:y2="14.776cm">
          <text:p/>
        </draw:line>
        <draw:custom-shape draw:style-name="gr19" draw:text-style-name="P7" draw:layer="layout" svg:width="3.73cm" svg:height="0.791cm" svg:x="3.584cm" svg:y="14.1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8" draw:text-style-name="P3" draw:layer="layout" svg:width="3.816cm" svg:height="0.839cm" svg:x="3.518cm" svg:y="14.282cm">
          <draw:text-box>
            <text:p><text:span text:style-name="T1">WaitInputEnd</text:span></text:p>
          </draw:text-box>
        </draw:frame>
        <draw:line draw:style-name="gr16" draw:text-style-name="P4" draw:layer="layout" svg:x1="0.606cm" svg:y1="14.537cm" svg:x2="3.654cm" svg:y2="14.537cm">
          <text:p/>
        </draw:line>
        <draw:custom-shape draw:style-name="gr19" draw:text-style-name="P7" draw:layer="layout" svg:width="3.73cm" svg:height="0.791cm" svg:x="3.588cm" svg:y="15.8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3" draw:layer="layout" svg:width="4.069cm" svg:height="1.309cm" svg:x="3.522cm" svg:y="15.982cm">
          <draw:text-box>
            <text:p><text:span text:style-name="T1">WaitCalc1End</text:span></text:p>
          </draw:text-box>
        </draw:frame>
        <draw:line draw:style-name="gr16" draw:text-style-name="P4" draw:layer="layout" svg:x1="0.61cm" svg:y1="16.237cm" svg:x2="3.658cm" svg:y2="16.237cm">
          <text:p/>
        </draw:line>
        <draw:custom-shape draw:style-name="gr19" draw:text-style-name="P7" draw:layer="layout" svg:width="3.73cm" svg:height="0.791cm" svg:x="3.589cm" svg:y="17.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9" draw:text-style-name="P3" draw:layer="layout" svg:width="4.069cm" svg:height="1.309cm" svg:x="3.523cm" svg:y="17.783cm">
          <draw:text-box>
            <text:p><text:span text:style-name="T1">WaitCalc2End</text:span></text:p>
          </draw:text-box>
        </draw:frame>
        <draw:line draw:style-name="gr16" draw:text-style-name="P4" draw:layer="layout" svg:x1="0.611cm" svg:y1="18.038cm" svg:x2="3.659cm" svg:y2="18.038cm">
          <text:p/>
        </draw:line>
        <draw:frame draw:style-name="gr30" draw:text-style-name="P3" draw:layer="layout" svg:width="1.12cm" svg:height="0.839cm" svg:x="1.391cm" svg:y="17.313cm">
          <draw:text-box>
            <text:p><text:span text:style-name="T1">T4</text:span></text:p>
          </draw:text-box>
        </draw:frame>
        <draw:frame draw:style-name="gr13" draw:text-style-name="P3" draw:layer="layout" svg:width="5.147cm" svg:height="0.839cm" svg:x="8.458cm" svg:y="0.849cm">
          <draw:text-box>
            <text:p><text:span text:style-name="T1">MonitorResources</text:span></text:p>
          </draw:text-box>
        </draw:frame>
        <draw:line draw:style-name="gr16" draw:text-style-name="P4" draw:layer="layout" svg:x1="21.175cm" svg:y1="6.026cm" svg:x2="15.388cm" svg:y2="5.995cm">
          <text:p/>
        </draw:line>
        <draw:frame draw:style-name="gr27" draw:text-style-name="P3" draw:layer="layout" svg:width="5.714cm" svg:height="0.839cm" svg:x="15.699cm" svg:y="5.285cm">
          <draw:text-box>
            <text:p><text:span text:style-name="T1">T1, T2, T3, T4</text:span></text:p>
          </draw:text-box>
        </draw:frame>
        <draw:line draw:style-name="gr16" draw:text-style-name="P4" draw:layer="layout" svg:x1="21.176cm" svg:y1="3.259cm" svg:x2="15.389cm" svg:y2="3.228cm">
          <text:p/>
        </draw:line>
        <draw:frame draw:style-name="gr27" draw:text-style-name="P3" draw:layer="layout" svg:width="5.714cm" svg:height="0.839cm" svg:x="15.7cm" svg:y="2.518cm">
          <draw:text-box>
            <text:p><text:span text:style-name="T1">T1, T2, T3, T4</text:span></text:p>
          </draw:text-box>
        </draw:frame>
        <draw:line draw:style-name="gr16" draw:text-style-name="P4" draw:layer="layout" svg:x1="21.177cm" svg:y1="2.492cm" svg:x2="15.39cm" svg:y2="2.461cm">
          <text:p/>
        </draw:line>
        <draw:frame draw:style-name="gr27" draw:text-style-name="P3" draw:layer="layout" svg:width="5.714cm" svg:height="0.839cm" svg:x="15.701cm" svg:y="1.751cm">
          <draw:text-box>
            <text:p><text:span text:style-name="T1">T1, T2, T3, T4</text:span></text:p>
          </draw:text-box>
        </draw:frame>
        <draw:frame draw:style-name="gr31" draw:text-style-name="P3" draw:layer="layout" svg:width="3.597cm" svg:height="1.427cm" svg:x="0.295cm" svg:y="13.597cm">
          <draw:text-box>
            <text:p><text:span text:style-name="T1">T1,T2,T3,T4</text:span></text:p>
          </draw:text-box>
        </draw:frame>
        <draw:frame draw:style-name="gr31" draw:text-style-name="P3" draw:layer="layout" svg:width="3.419cm" svg:height="1.427cm" svg:x="17.815cm" svg:y="13.851cm">
          <draw:text-box>
            <text:p><text:span text:style-name="T1">T1,T2,T3,T4</text:span></text:p>
          </draw:text-box>
        </draw:frame>
        <draw:frame draw:style-name="gr31" draw:text-style-name="P3" draw:layer="layout" svg:width="3.597cm" svg:height="1.427cm" svg:x="0.238cm" svg:y="15.345cm">
          <draw:text-box>
            <text:p><text:span text:style-name="T1">T1,T2,T3,T4</text:span></text:p>
          </draw:text-box>
        </draw:frame>
        <draw:frame draw:style-name="gr31" draw:text-style-name="P3" draw:layer="layout" svg:width="3.419cm" svg:height="1.427cm" svg:x="17.805cm" svg:y="15.375cm">
          <draw:text-box>
            <text:p><text:span text:style-name="T1">T1,T2,T3,T4</text:span></text:p>
          </draw:text-box>
        </draw:frame>
        <draw:frame draw:style-name="gr31" draw:text-style-name="P3" draw:layer="layout" svg:width="3.419cm" svg:height="1.427cm" svg:x="17.805cm" svg:y="17.153cm">
          <draw:text-box>
            <text:p><text:span text:style-name="T1">T1,T2,T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roman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  <style:font-face style:name="Verdana" svg:font-family="Verdan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" fo:font-size="24pt" fo:language="en" fo:country="US" style:font-name-asian="Nimbus Sans1" style:font-size-asian="24pt" style:language-asian="zh" style:country-asian="CN" style:font-name-complex="Nimbus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" fo:font-family="'Nimbus Sans'" style:font-family-generic="roman" style:font-pitch="variable" fo:font-size="18pt" fo:font-style="normal" fo:text-shadow="none" style:text-underline-style="none" fo:font-weight="normal" style:letter-kerning="true" style:font-name-asian="Nimbus Sans1" style:font-family-asian="'Nimbus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18T18:26:40.468165777</meta:creation-date>
    <dc:date>2018-05-10T22:35:45.220023473</dc:date>
    <meta:editing-duration>PT2H37M44S</meta:editing-duration>
    <meta:editing-cycles>33</meta:editing-cycles>
    <meta:generator>LibreOffice/5.4.6.2$Linux_X86_64 LibreOffice_project/40m0$Build-2</meta:generator>
    <meta:document-statistic meta:object-count="77"/>
  </office:meta>
</office:document-meta>
</file>